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ython Regex Cheatsheet</text:p>
      <text:p text:style-name="Standard">Quick Filter</text:p>
      <text:p text:style-name="Standard">Regular Expression Basics</text:p>
      <text:p text:style-name="Standard">.<text:tab/>Any character except newline</text:p>
      <text:p text:style-name="Standard">a<text:tab/>The character a</text:p>
      <text:p text:style-name="Standard">ab<text:tab/>The string ab</text:p>
      <text:p text:style-name="Standard">a|b<text:tab/>a or b</text:p>
      <text:p text:style-name="Standard">a*<text:tab/>0 or more a's</text:p>
      <text:p text:style-name="Standard">\<text:tab/>Escapes a special character</text:p>
      <text:p text:style-name="Standard"/>
      <text:p text:style-name="Standard">Regular Expression Quantifiers</text:p>
      <text:p text:style-name="Standard">*<text:tab/>0 or more</text:p>
      <text:p text:style-name="Standard">+<text:tab/>1 or more</text:p>
      <text:p text:style-name="Standard">?<text:tab/>0 or 1</text:p>
      <text:p text:style-name="Standard">{2}<text:tab/>Exactly 2</text:p>
      <text:p text:style-name="Standard">{2, 5}<text:tab/>Between 2 and 5</text:p>
      <text:p text:style-name="Standard">{2,}<text:tab/>2 or more</text:p>
      <text:p text:style-name="Standard">(,5}<text:tab/>Up to 5</text:p>
      <text:p text:style-name="Standard">Default is greedy. Append ? for reluctant.</text:p>
      <text:p text:style-name="Standard"/>
      <text:p text:style-name="Standard">Regular Expression Groups</text:p>
      <text:p text:style-name="Standard">(...)<text:tab/>Capturing group</text:p>
      <text:p text:style-name="Standard">(?P&lt;Y&gt;...)<text:tab/>Capturing group named Y</text:p>
      <text:p text:style-name="Standard">(?:...)<text:tab/>Non-capturing group</text:p>
      <text:p text:style-name="Standard">\Y<text:tab/>Match the Y'th captured group</text:p>
      <text:p text:style-name="Standard">(?P=Y)<text:tab/>Match the named group Y</text:p>
      <text:p text:style-name="Standard">(?#...)<text:tab/>Comment</text:p>
      <text:p text:style-name="Standard"/>
      <text:p text:style-name="Standard">Regular Expression Character Classes</text:p>
      <text:p text:style-name="Standard">[ab-d]<text:tab/>One character of: a, b, c, d</text:p>
      <text:p text:style-name="Standard">[^ab-d]<text:tab/>One character except: a, b, c, d</text:p>
      <text:p text:style-name="Standard">[\b]<text:tab/>Backspace character</text:p>
      <text:p text:style-name="Standard">\d<text:tab/>One digit</text:p>
      <text:p text:style-name="Standard">\D<text:tab/>One non-digit</text:p>
      <text:p text:style-name="Standard">\s<text:tab/>One whitespace</text:p>
      <text:p text:style-name="Standard">\S<text:tab/>One non-whitespace</text:p>
      <text:p text:style-name="Standard">\w<text:tab/>One word character</text:p>
      <text:p text:style-name="Standard">\W<text:tab/>One non-word character</text:p>
      <text:p text:style-name="Standard"/>
      <text:p text:style-name="Standard">Regular Expression Assertions</text:p>
      <text:p text:style-name="Standard">^<text:tab/>Start of string</text:p>
      <text:p text:style-name="Standard">\A<text:tab/>Start of string, ignores m flag</text:p>
      <text:p text:style-name="Standard">$<text:tab/>End of string</text:p>
      <text:p text:style-name="Standard">\Z<text:tab/>End of string, ignores m flag</text:p>
      <text:p text:style-name="Standard">\b<text:tab/>Word boundary</text:p>
      <text:p text:style-name="Standard">\B<text:tab/>Non-word boundary</text:p>
      <text:p text:style-name="Standard">(?=...)<text:tab/>Positive lookahead</text:p>
      <text:p text:style-name="Standard">(?!...)<text:tab/>Negative lookahead</text:p>
      <text:p text:style-name="Standard">(?&lt;=...)<text:tab/>Positive lookbehind</text:p>
      <text:p text:style-name="Standard"><text:soft-page-break/>(?&lt;!...)<text:tab/>Negative lookbehind</text:p>
      <text:p text:style-name="Standard">(?()|)<text:tab/>Conditional</text:p>
      <text:p text:style-name="Standard"/>
      <text:p text:style-name="Standard">Regular Expression Flags</text:p>
      <text:p text:style-name="Standard">i<text:tab/>Ignore case</text:p>
      <text:p text:style-name="Standard">m<text:tab/>^ and $ match start and end of line</text:p>
      <text:p text:style-name="Standard">s<text:tab/>. matches newline as well</text:p>
      <text:p text:style-name="Standard">x<text:tab/>Allow spaces and comments</text:p>
      <text:p text:style-name="Standard">L<text:tab/>Locale character classes</text:p>
      <text:p text:style-name="Standard">u<text:tab/>Unicode character classes</text:p>
      <text:p text:style-name="Standard">(?iLmsux)<text:tab/>Set flags within regex</text:p>
      <text:p text:style-name="Standard"/>
      <text:p text:style-name="Standard">Regular Expression Special Characters</text:p>
      <text:p text:style-name="Standard">\n<text:tab/>Newline</text:p>
      <text:p text:style-name="Standard">\r<text:tab/>Carriage return</text:p>
      <text:p text:style-name="Standard">\t<text:tab/>Tab</text:p>
      <text:p text:style-name="Standard">\YYY<text:tab/>Octal character YYY</text:p>
      <text:p text:style-name="Standard">\xYY<text:tab/>Hexadecimal character YY</text:p>
      <text:p text:style-name="Standard"/>
      <text:p text:style-name="Standard">Regular Expression Replacement</text:p>
      <text:p text:style-name="Standard">\g&lt;0&gt;<text:tab/>Insert entire match</text:p>
      <text:p text:style-name="Standard">\g&lt;Y&gt;<text:tab/>Insert match Y (name or number)</text:p>
      <text:p text:style-name="Standard">\Y<text:tab/>Insert group numbered 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2T14:58:14.115000000</meta:creation-date>
    <dc:date>2019-11-25T10:20:24.346000000</dc:date>
    <meta:editing-duration>P2DT19H12M10S</meta:editing-duration>
    <meta:editing-cycles>1</meta:editing-cycles>
    <meta:document-statistic meta:table-count="0" meta:image-count="0" meta:object-count="0" meta:page-count="2" meta:paragraph-count="65" meta:word-count="268" meta:character-count="1516" meta:non-whitespace-character-count="1313"/>
    <meta:generator>LibreOffice/6.3.2.2$Windows_X86_64 LibreOffice_project/98b30e735bda24bc04ab42594c85f7fd8be07b9c</meta:generator>
  </office:meta>
</office:document-meta>
</file>